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  <style:font-face style:name="sans-serif" svg:font-family="sans-serif"/>
  </office:font-face-decls>
  <office:automatic-styles>
    <style:style style:name="P1" style:family="paragraph" style:parent-style-name="Header">
      <style:text-properties officeooo:rsid="00043f38" officeooo:paragraph-rsid="00043f38"/>
    </style:style>
    <style:style style:name="P2" style:family="paragraph" style:parent-style-name="Standard">
      <style:paragraph-properties style:writing-mode="lr-tb"/>
      <style:text-properties fo:font-weight="bold" officeooo:paragraph-rsid="00039bb1" style:font-weight-asian="bold" style:font-weight-complex="bold"/>
    </style:style>
    <style:style style:name="P3" style:family="paragraph" style:parent-style-name="Standard">
      <style:paragraph-properties style:writing-mode="lr-tb"/>
      <style:text-properties fo:font-weight="normal" officeooo:rsid="00039bb1" officeooo:paragraph-rsid="00039bb1" style:font-weight-asian="normal" style:font-weight-complex="normal"/>
    </style:style>
    <style:style style:name="P4" style:family="paragraph" style:parent-style-name="Standard">
      <style:text-properties style:font-name="Sans serif" fo:font-size="13.8000001907349pt" fo:font-weight="normal" officeooo:paragraph-rsid="00043f38" style:font-size-asian="13.8000001907349pt" style:font-weight-asian="normal" style:font-size-complex="13.8000001907349pt" style:font-weight-complex="normal"/>
    </style:style>
    <style:style style:name="T1" style:family="text">
      <style:text-properties style:font-name="sans-serif" fo:font-size="13.800000190734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R_mcid5"/><text:span text:style-name="T1">1.</text:span> <text:span text:style-name="T1">Diferencias entre la etiqueta title y alt.</text:span></text:p>
      <text:p text:style-name="P3"><text:span text:style-name="T1">En una imagen, la etiqueta “title” sirve para que cuando haya una imagen en una página web, aparezca un texto al poner el cursor sobre ella.</text:span></text:p>
      <text:p text:style-name="P3"><text:span text:style-name="T1">Y la etiqueta “alt”, sirve para cuando la imagen no se consigue ver, que aparezca un texto explicado lo que es la imagen.</text:span></text:p>
      <text:p text:style-name="P2"><text:bookmark text:name="page3R_mcid6"/><text:bookmark text:name="page3R_mcid7"/><text:line-break/><text:span text:style-name="T1">2.</text:span> <text:span text:style-name="T1">¿Para que se utilizan</text:span> <text:span text:style-name="T1">los elementos</text:span> <text:span text:style-name="T1">&lt;map&gt;</text:span> <text:span text:style-name="T1">y</text:span> <text:span text:style-name="T1">&lt;area&gt;?</text:span> </text:p>
      <text:p text:style-name="P4">La etiqueta “map” nos permite definir una imagen con zonas seleccionables. Tiene una etiqueta “name” que especifica el nombre del mapa.</text:p>
      <text:p text:style-name="P4">La etiqueta “area” te permite definir un área dentro del mapa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f38" officeooo:paragraph-rsid="00043f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uadalupe Luna Velázqu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22:58:19.006000000</meta:creation-date>
    <dc:date>2021-12-11T23:12:42.389000000</dc:date>
    <meta:editing-duration>PT4M13S</meta:editing-duration>
    <meta:editing-cycles>1</meta:editing-cycles>
    <meta:document-statistic meta:table-count="0" meta:image-count="0" meta:object-count="0" meta:page-count="1" meta:paragraph-count="7" meta:word-count="102" meta:character-count="584" meta:non-whitespace-character-count="486"/>
    <meta:generator>LibreOffice/7.2.2.2$Windows_X86_64 LibreOffice_project/02b2acce88a210515b4a5bb2e46cbfb63fe97d56</meta:generator>
  </office:meta>
</office:document-meta>
</file>